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81d0c" officeooo:paragraph-rsid="00081d0c"/>
    </style:style>
    <style:style style:name="P2" style:family="paragraph" style:parent-style-name="Standard">
      <style:text-properties officeooo:paragraph-rsid="00081d0c"/>
    </style:style>
    <style:style style:name="P3" style:family="paragraph" style:parent-style-name="Standard">
      <style:text-properties officeooo:rsid="000add86" officeooo:paragraph-rsid="000add86"/>
    </style:style>
    <style:style style:name="T1" style:family="text">
      <style:text-properties officeooo:rsid="00081d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kdir Montepinar</text:p>
      <text:p text:style-name="P1">cd Montepinar/</text:p>
      <text:p text:style-name="P1">mkdir SeAvecina</text:p>
      <text:p text:style-name="P1">cd SeAvecina/</text:p>
      <text:p text:style-name="P1">mkdir Porteria Primero Segundo Tercero Atico</text:p>
      <text:p text:style-name="P1">mkdir Primero/PrimeroA</text:p>
      <text:p text:style-name="P1">mkdir Primero/PrimeroB</text:p>
      <text:p text:style-name="P1">mkdir Segundo/SegundoA</text:p>
      <text:p text:style-name="P1">mkdir Segundo/SegundoB</text:p>
      <text:p text:style-name="P1">mkdir Tercero/TerceroA</text:p>
      <text:p text:style-name="P1">mkdir Tercero/TerceroB</text:p>
      <text:p text:style-name="P1">mkdir Atico/AticoA</text:p>
      <text:p text:style-name="P2"><text:span text:style-name="T1">mkdir Atico/AticoB</text:span></text:p>
      <text:p text:style-name="P1">cd Atico/</text:p>
      <text:p text:style-name="P1">touch Portero</text:p>
      <text:p text:style-name="P1">cd ..</text:p>
      <text:p text:style-name="P1">cd Porteria/</text:p>
      <text:p text:style-name="P1"><text:s/>touch Policia1</text:p>
      <text:p text:style-name="P1">cd ..</text:p>
      <text:p text:style-name="P1">touch Primero/PrimeroB/Abuela</text:p>
      <text:p text:style-name="P1">touch Primero/PrimeroB/Muebles</text:p>
      <text:p text:style-name="P2"><text:span text:style-name="T1">touch Segundo/SegundoA/Soltero</text:span></text:p>
      <text:p text:style-name="P1">touch Segundo/SegundoA/Perro</text:p>
      <text:p text:style-name="P1">touch Segundo/SegundoB/Alaska</text:p>
      <text:p text:style-name="P1">touch Segundo/SegundoB/Mario</text:p>
      <text:p text:style-name="P1">touch Tercero/TerceroB/Cuesta</text:p>
      <text:p text:style-name="P1">touch Atico/AticoA/Psicologa</text:p>
      <text:p text:style-name="P1">touch Atico/AticoB/Jordi</text:p>
      <text:p text:style-name="P1">vi Primero/PrimeroB/Muebles</text:p>
      <text:p text:style-name="P1">mv Porteria/Policia1 Primero/</text:p>
      <text:p text:style-name="P1">tree</text:p>
      <text:p text:style-name="P3">cd Atico/</text:p>
      <text:p text:style-name="P3">mv Portero ../Porteria/</text:p>
      <text:p text:style-name="P3">mv ../Primero/Policia1 ../Primero/PrimeroB</text:p>
      <text:p text:style-name="P3">cd ..</text:p>
      <text:p text:style-name="P3">cd Primero/PrimeroB</text:p>
      <text:p text:style-name="P3">cp Policia1 ./Policia2</text:p>
      <text:p text:style-name="P3">cd ..</text:p>
      <text:p text:style-name="P3">cd PrimeroA</text:p>
      <text:p text:style-name="P3">touch .ruido1</text:p>
      <text:p text:style-name="P3">touch ../../Atico/AticoA/.ruido2</text:p>
      <text:p text:style-name="P3">cd ../../Segundo/SegundoB</text:p>
      <text:p text:style-name="P3">mv Mario ../../Tercero/TerceroA</text:p>
      <text:p text:style-name="P3">cd ../../Primero/PrimeroB</text:p>
      <text:p text:style-name="P3">mv Policia2 ../../Segundo/</text:p>
      <text:p text:style-name="P3">cd ../../Segundo/SegundoB</text:p>
      <text:p text:style-name="P3">rm -rf ../../Primero/PrimeroA/.ruido1</text:p>
      <text:p text:style-name="P3">rm -rf ../../Atico/AticoA/.ruido2</text:p>
      <text:p text:style-name="P3">mkdir ../../../BAR</text:p>
      <text:p text:style-name="P3"><text:soft-page-break/>cd ../../../BAR</text:p>
      <text:p text:style-name="P3">mv ../SeAvecina/Tercero/TerceroA/Mario ./</text:p>
      <text:p text:style-name="P3">cd ..</text:p>
      <text:p text:style-name="P3">mkdir Comisaria</text:p>
      <text:p text:style-name="P3">mv SeAvecina/Segundo/Policia2 Comisaria/</text:p>
      <text:p text:style-name="P3">mv SeAvecina/Primero/PrimeroB/Policia1 Comisaria</text:p>
      <text:p text:style-name="P3">mkdir Residencia</text:p>
      <text:p text:style-name="P3">mv SeAvecina/Primero/PrimeroB/Abuela Residencia</text:p>
      <text:p text:style-name="P3">mkdir Almacen</text:p>
      <text:p text:style-name="P3">mv SeAvecina/Primero/PrimeroB/Muebles Almacen</text:p>
      <text:p text:style-name="P3">rm -rf SeAvecina/Primero/</text:p>
      <text:p text:style-name="P3">mkdir SeAvecina/PisoDelRuso</text:p>
      <text:p text:style-name="P3">touch SeAvecina/PisoDelRuso/Ruso</text:p>
      <text:p text:style-name="P3">tree</text:p>
      <text:p text:style-name="P3">rm -rf SeAvecina/Segundo/</text:p>
      <text:p text:style-name="P3">rm -rf SeAvecina/Tercero/</text:p>
      <text:p text:style-name="P3">rm -rf SeAvecina/Atico/</text:p>
      <text:p text:style-name="P3">rm -rf SeAvecina/PisoDelRuso/rm -rf SeAvecina/Porteria/</text:p>
      <text:p text:style-name="P3">tree</text:p>
      <text:p text:style-name="P3">mkdir SeAvecina/BajosDeLuxe</text:p>
      <text:p text:style-name="P3">mkdir SeAvecina/AticoDeLuxe</text:p>
      <text:p text:style-name="P3">mv Almacen/Muebles SeAvecina/BajosDeLuxe/</text:p>
      <text:p text:style-name="P3">tree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0:18:06.165161891</meta:creation-date>
    <dc:date>2016-10-19T10:47:57.938171351</dc:date>
    <meta:editing-duration>PT9M31S</meta:editing-duration>
    <meta:editing-cycles>1</meta:editing-cycles>
    <meta:document-statistic meta:table-count="0" meta:image-count="0" meta:object-count="0" meta:page-count="2" meta:paragraph-count="72" meta:word-count="165" meta:character-count="1649" meta:non-whitespace-character-count="1555"/>
    <meta:generator>LibreOffice/5.1.5.2$Linux_X86_64 LibreOffice_project/10$Build-2</meta:generator>
  </office:meta>
</office:document-meta>
</file>